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2_20__28_4_29_">
      <style:table-properties table:display="true" style:writing-mode="lr-tb"/>
    </style:style>
    <style:style style:name="ta2" style:family="table" style:master-page-name="PageStyle_5f_Sheet2_20__28_5_29_">
      <style:table-properties table:display="true" style:writing-mode="lr-tb"/>
    </style:style>
    <style:style style:name="ta3" style:family="table" style:master-page-name="PageStyle_5f_Sheet2_20__28_2_29_">
      <style:table-properties table:display="true" style:writing-mode="lr-tb"/>
    </style:style>
    <style:style style:name="ta4" style:family="table" style:master-page-name="PageStyle_5f_Sheet2_20__28_3_29_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ta6" style:family="table" style:master-page-name="PageStyle_5f_Sheet2_20__28_7_29_">
      <style:table-properties table:display="true" style:writing-mode="lr-tb"/>
    </style:style>
    <style:style style:name="ce1" style:family="table-cell" style:parent-style-name="Excel_20_Built-in_20_Normal">
      <style:table-cell-properties fo:background-color="#fdead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通常A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通常A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float" office:value="57">
            <text:p>57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table:formula="of:=[.B2]/[.E2]" office:value-type="float" office:value="0.43859649122807">
            <text:p>0.4385964912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/>
          <table:table-cell table:formula="of:=[.B3]/[.E3]" office:value-type="float" office:value="0.446428571428571">
            <text:p>0.4464285714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table:formula="of:=[.B4]/[.E4]" office:value-type="float" office:value="0.446428571428571">
            <text:p>0.4464285714</text:p>
          </table:table-cell>
          <table:table-cell table:style-name="ce1" table:formula="of:=1-[.C4]/[.F4]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通常B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通常B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8">
            <text:p>28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6">
            <text:p>36</text:p>
          </table:table-cell>
          <table:table-cell table:style-name="ce1"/>
          <table:table-cell table:style-name="ce1" table:formula="of:=[.B2]/[.E2]" office:value-type="float" office:value="0.459016393442623">
            <text:p>0.4590163934</text:p>
          </table:table-cell>
          <table:table-cell table:style-name="ce1" table:formula="of:=1-[.C2]/[.F2]" office:value-type="float" office:value="0.222222222222222">
            <text:p>0.222222222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  <table:table-cell/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/>
          <table:table-cell table:formula="of:=[.B3]/[.E3]" office:value-type="float" office:value="0.459016393442623">
            <text:p>0.4590163934</text:p>
          </table:table-cell>
          <table:table-cell table:formula="of:=1-[.C3]/[.F3]" office:value-type="float" office:value="0.243243243243243">
            <text:p>0.243243243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8">
            <text:p>28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style-name="ce1" office:value-type="float" office:value="37">
            <text:p>37</text:p>
          </table:table-cell>
          <table:table-cell table:style-name="ce1"/>
          <table:table-cell table:style-name="ce1" table:formula="of:=[.B4]/[.E4]" office:value-type="float" office:value="0.410714285714286">
            <text:p>0.4107142857</text:p>
          </table:table-cell>
          <table:table-cell table:style-name="ce1" table:formula="of:=1-[.C4]/[.F4]" office:value-type="float" office:value="0.243243243243243">
            <text:p>0.243243243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三段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三段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table:formula="of:=[.B2]/[.E2]" office:value-type="float" office:value="0.590163934426229">
            <text:p>0.5901639344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/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/>
          <table:table-cell table:formula="of:=[.B3]/[.E3]" office:value-type="float" office:value="0.659574468085106">
            <text:p>0.6595744681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6">
            <text:p>26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37">
            <text:p>37</text:p>
          </table:table-cell>
          <table:table-cell table:style-name="ce1"/>
          <table:table-cell table:style-name="ce1" table:formula="of:=[.B4]/[.E4]" office:value-type="float" office:value="0.576923076923077">
            <text:p>0.5769230769</text:p>
          </table:table-cell>
          <table:table-cell table:style-name="ce1" table:formula="of:=1-[.C4]/[.F4]" office:value-type="float" office:value="0.297297297297297">
            <text:p>0.297297297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/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/>
          <table:table-cell table:formula="of:=[.B5]/[.E5]" office:value-type="float" office:value="0.574074074074074">
            <text:p>0.5740740741</text:p>
          </table:table-cell>
          <table:table-cell table:formula="of:=1-[.C5]/[.F5]" office:value-type="float" office:value="0.297297297297297">
            <text:p>0.2972972973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足首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足首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table:formula="of:=[.B2]/[.E2]" office:value-type="float" office:value="0.590163934426229">
            <text:p>0.5901639344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/>
          <table:table-cell table:formula="of:=[.B3]/[.E3]" office:value-type="float" office:value="0.43859649122807">
            <text:p>0.4385964912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style-name="ce1" office:value-type="float" office:value="27">
            <text:p>27</text:p>
          </table:table-cell>
          <table:table-cell table:style-name="ce1"/>
          <table:table-cell table:style-name="ce1" table:formula="of:=[.B4]/[.E4]" office:value-type="float" office:value="0.446428571428571">
            <text:p>0.4464285714</text:p>
          </table:table-cell>
          <table:table-cell table:style-name="ce1" table:formula="of:=1-[.C4]/[.F4]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/>
          <table:table-cell table:formula="of:=[.B5]/[.E5]" office:value-type="float" office:value="0.446428571428571">
            <text:p>0.4464285714</text:p>
          </table:table-cell>
          <table:table-cell table:formula="of:=1-[.C5]/[.F5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蒼空" table:style-name="ta5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蒼空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office:value-type="float" office:value="94">
            <text:p>94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table:formula="of:=[.B2]/[.E2]" office:value-type="float" office:value="0.659574468085106">
            <text:p>0.6595744681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/>
          <table:table-cell office:value-type="float" office:value="92">
            <text:p>92</text:p>
          </table:table-cell>
          <table:table-cell office:value-type="float" office:value="45">
            <text:p>45</text:p>
          </table:table-cell>
          <table:table-cell/>
          <table:table-cell table:formula="of:=[.B3]/[.E3]" office:value-type="float" office:value="0.673913043478261">
            <text:p>0.6739130435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92">
            <text:p>92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table:formula="of:=[.B4]/[.E4]" office:value-type="float" office:value="0.673913043478261">
            <text:p>0.6739130435</text:p>
          </table:table-cell>
          <table:table-cell table:style-name="ce1" table:formula="of:=1-[.C4]/[.F4]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ペース使用" table:style-name="ta6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space使用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table:formula="of:=[.B2]/[.E2]" office:value-type="float" office:value="0.590163934426229">
            <text:p>0.5901639344</text:p>
          </table:table-cell>
          <table:table-cell table:style-name="ce1" table:formula="of:=1-[.C2]/[.F2]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/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/>
          <table:table-cell table:formula="of:=[.B3]/[.E3]" office:value-type="float" office:value="0.590163934426229">
            <text:p>0.5901639344</text:p>
          </table:table-cell>
          <table:table-cell table:formula="of:=1-[.C3]/[.F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62">
            <text:p>62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table:formula="of:=[.B4]/[.E4]" office:value-type="float" office:value="0.580645161290323">
            <text:p>0.5806451613</text:p>
          </table:table-cell>
          <table:table-cell table:style-name="ce1" table:formula="of:=1-[.C4]/[.F4]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/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/>
          <table:table-cell table:formula="of:=[.B5]/[.E5]" office:value-type="float" office:value="0.580645161290323">
            <text:p>0.5806451613</text:p>
          </table:table-cell>
          <table:table-cell table:formula="of:=1-[.C5]/[.F5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2016/11/23</text:date>, <text:time>21:10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_20__28_5_29_" style:display-name="PageStyle_Sheet2 (5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4_29_" style:display-name="PageStyle_Sheet2 (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2_29_" style:display-name="PageStyle_Sheet2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3_29_" style:display-name="PageStyle_Sheet2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7_29_" style:display-name="PageStyle_Sheet2 (7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6_29_" style:display-name="PageStyle_Sheet2 (6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1-23T21:10:43.46</dc:date>
    <dc:creator>sf sf</dc:creator>
    <meta:editing-duration>PT1M16S</meta:editing-duration>
    <meta:editing-cycles>1</meta:editing-cycles>
    <meta:document-statistic meta:table-count="6" meta:cell-count="1290" meta:object-count="0"/>
  </office:meta>
</office:document-meta>
</file>